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fo:break-before="column" table:align="left" fo:keep-with-next="auto" style:may-break-between-rows="true" table:border-model="collapsing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481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25in"/>
    </style:style>
    <style:style style:name="Table1.G" style:family="table-column">
      <style:table-column-properties style:column-width="0.9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keep-together="auto"/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0097in"/>
    </style:style>
    <style:style style:name="Table1.A4" style:family="table-cell">
      <style:table-cell-properties style:vertical-align="middle"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3ec538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4a24a4" officeooo:paragraph-rsid="003ec538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3ec538"/>
    </style:style>
    <style:style style:name="P4" style:family="paragraph" style:parent-style-name="Standard">
      <style:text-properties fo:font-weight="bold" officeooo:rsid="004a24a4" officeooo:paragraph-rsid="003ec538" style:font-weight-asian="bold" style:font-weight-complex="bold"/>
    </style:style>
    <style:style style:name="P5" style:family="paragraph" style:parent-style-name="Frame_20_contents">
      <style:paragraph-properties fo:text-align="center" style:justify-single-word="false"/>
      <style:text-properties style:font-name="URW Chancery L" fo:font-size="18pt" fo:font-style="normal" fo:font-weight="bold" officeooo:rsid="00408519" officeooo:paragraph-rsid="00408519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officeooo:rsid="00408519" officeooo:paragraph-rsid="00408519"/>
    </style:style>
    <style:style style:name="P7" style:family="paragraph" style:parent-style-name="Frame_20_contents">
      <style:paragraph-properties fo:text-align="center" style:justify-single-word="false"/>
      <style:text-properties fo:color="#999999" fo:font-size="80pt" fo:font-weight="bold" style:font-size-asian="70pt" style:font-weight-asian="bold" style:font-size-complex="80pt" style:font-weight-complex="bold"/>
    </style:style>
    <style:style style:name="P8" style:family="paragraph" style:parent-style-name="Subtitle">
      <style:paragraph-properties fo:text-align="start" style:justify-single-word="false"/>
      <style:text-properties officeooo:paragraph-rsid="004da5fa"/>
    </style:style>
    <style:style style:name="P9" style:family="paragraph" style:parent-style-name="Text_20_body">
      <style:paragraph-properties fo:text-align="start" style:justify-single-word="false"/>
      <style:text-properties officeooo:paragraph-rsid="004da5fa"/>
    </style:style>
    <style:style style:name="P10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61242" officeooo:paragraph-rsid="0046124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83d5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ad7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Caption">
      <style:paragraph-properties fo:break-before="auto" fo:break-after="auto" fo:keep-with-next="always"/>
      <style:text-properties fo:font-weight="bold" style:font-weight-asian="bold" style:font-weight-complex="bold"/>
    </style:style>
    <style:style style:name="P20" style:family="paragraph" style:parent-style-name="Caption">
      <style:paragraph-properties fo:keep-with-next="always"/>
      <style:text-properties officeooo:paragraph-rsid="004a24a4"/>
    </style:style>
    <style:style style:name="T1" style:family="text">
      <style:text-properties fo:font-size="18pt" fo:font-weight="bold" officeooo:rsid="007c0b0a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68c572" style:font-size-asian="18pt" style:font-weight-asian="bold" style:font-size-complex="18pt" style:font-weight-complex="bold"/>
    </style:style>
    <style:style style:name="T3" style:family="text">
      <style:text-properties officeooo:rsid="0055f132"/>
    </style:style>
    <style:style style:name="T4" style:family="text">
      <style:text-properties fo:font-style="italic" fo:font-weight="normal" officeooo:rsid="008144f9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 City" text:name="py3o.contact.city"/>
        <text:user-field-decl office:value-type="string" office:string-value="Customer Name" text:name="py3o.contact.name"/>
        <text:user-field-decl office:value-type="string" office:string-value="Customer Phone" text:name="py3o.contact.phone"/>
        <text:user-field-decl office:value-type="string" office:string-value="Customer State" text:name="py3o.contact.state"/>
        <text:user-field-decl office:value-type="string" office:string-value="Customer Street" text:name="py3o.contact.street"/>
        <text:user-field-decl office:value-type="string" office:string-value="Customer Zip" text:name="py3o.contact.zip"/>
        <text:user-field-decl office:value-type="string" office:string-value="1-7-16" text:name="py3o.pp_info.ppd_end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Elkton" text:name="py3o.company.city"/>
        <text:user-field-decl office:value-type="string" office:string-value="KY" text:name="py3o.company.state"/>
        <text:user-field-decl office:value-type="string" office:string-value="42266" text:name="py3o.company.zip"/>
        <text:user-field-decl office:value-type="string" office:string-value="1-270-886-5690" text:name="py3o.company.phone"/>
        <text:user-field-decl office:value-type="string" office:string-value="1-1-16" text:name="py3o.pp_info.ppd_begin"/>
        <text:user-field-decl office:value-type="string" office:string-value="Weekly" text:name="py3o.pp_info.ppd_frequency"/>
        <text:user-field-decl office:value-type="string" office:string-value="1" text:name="py3o.pp_info.ppd_number"/>
        <text:user-field-decl office:value-type="string" office:string-value="5" text:name="py3o.totals.days_in_pp"/>
        <text:user-field-decl office:value-type="string" office:string-value="8.5" text:name="py3o.totals.av_hr_day"/>
        <text:user-field-decl office:value-type="string" office:string-value="5" text:name="py3o.totals.ttl_time_out"/>
        <text:user-field-decl office:value-type="string" office:string-value="2.5" text:name="py3o.totals.acc_overtime"/>
        <text:user-field-decl office:value-type="string" office:string-value="8.00" text:name="py3o.totals.base_pay_rate"/>
        <text:user-field-decl office:value-type="string" office:string-value="40.00" text:name="py3o.totals.non_overtime_hrs"/>
        <text:user-field-decl office:value-type="string" office:string-value="12.00" text:name="py3o.totals.overtime_pay_rate"/>
        <text:user-field-decl office:value-type="string" office:string-value="320.00" text:name="py3o.totals.reg_rate_ttl"/>
        <text:user-field-decl office:value-type="string" office:string-value="30.00" text:name="py3o.totals.overtime_rate_ttl"/>
        <text:user-field-decl office:value-type="string" office:string-value="100.00" text:name="py3o.totals.tip"/>
        <text:user-field-decl office:value-type="string" office:string-value="25.00" text:name="py3o.totals.dues"/>
        <text:user-field-decl office:value-type="string" office:string-value="425.00" text:name="py3o.totals.pretax_sub_ttl"/>
        <text:user-field-decl office:value-type="string" office:string-value="0.00" text:name="py3o.totals.state_with_holding"/>
        <text:user-field-decl office:value-type="string" office:string-value="0.00" text:name="py3o.totals.federal_with_holding"/>
        <text:user-field-decl office:value-type="string" office:string-value="394.19" text:name="py3o.totals.wage_ttl_pmt"/>
        <text:user-field-decl office:value-type="string" office:string-value="Temporary Copy" text:name="py3o.pp_info.temporary_copy"/>
        <text:user-field-decl office:value-type="string" office:string-value="Copy Status" text:name="py3o.pp_info.copy_status"/>
        <text:user-field-decl office:value-type="string" office:string-value="Mon 1-1-16" text:name="py3o.line.roll_call_date"/>
        <text:user-field-decl office:value-type="string" office:string-value="7:00 AM" text:name="py3o.line.start_time"/>
        <text:user-field-decl office:value-type="string" office:string-value="3:30 PM" text:name="py3o.line.ending_time"/>
        <text:user-field-decl office:value-type="string" office:string-value="1 Hr 10 Min" text:name="py3o.line.time_out"/>
        <text:user-field-decl office:value-type="string" office:string-value="7 Hr 50 Min" text:name="py3o.line.hrs_today"/>
        <text:user-field-decl office:value-type="string" office:string-value="0 Hr 0 Min" text:name="py3o.line.over_eight"/>
        <text:user-field-decl office:value-type="string" office:string-value="-5.31" text:name="py3o.totals.ss_emp_share"/>
        <text:user-field-decl office:value-type="string" office:string-value="-25.00" text:name="py3o.totals.med_emp_share"/>
      </text:user-field-decls>
      <draw:frame draw:style-name="fr2" draw:name="Frame2" text:anchor-type="page" text:anchor-page-number="1" svg:x="1.6382in" svg:y="2.6756in" draw:z-index="0">
        <draw:text-box fo:min-height="0.2in" fo:min-width="0.7902in">
          <text:p text:style-name="P7"><text:user-field-get text:name="py3o.pp_info.copy_status">Copy Status</text:user-field-get></text:p>
        </draw:text-box>
      </draw:frame>
      <text:p text:style-name="P19">Time Card : <text:span text:style-name="T4">Please examine carefully. Return promptly if any errors are found. If no errors are found keep it for your records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1">Date</text:p>
            </table:table-cell>
            <table:table-cell table:style-name="Table1.A1" table:number-columns-spanned="2" office:value-type="string">
              <text:p text:style-name="P11">Start Time</text:p>
            </table:table-cell>
            <table:covered-table-cell/>
            <table:table-cell table:style-name="Table1.A1" office:value-type="string">
              <text:p text:style-name="P11">Ending Time</text:p>
            </table:table-cell>
            <table:table-cell table:style-name="Table1.A1" office:value-type="string">
              <text:p text:style-name="P11">Hrs Worked</text:p>
            </table:table-cell>
            <table:table-cell table:style-name="Table1.A1" office:value-type="string">
              <text:p text:style-name="P11">Lunch &amp;</text:p>
              <text:p text:style-name="P11">Total Time Out</text:p>
            </table:table-cell>
            <table:table-cell table:style-name="Table1.A1" office:value-type="string">
              <text:p text:style-name="P11">Over 8</text:p>
              <text:p text:style-name="P11">Hr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8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2" table:number-columns-spanned="2" office:value-type="string">
            <text:p text:style-name="P10"/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3" table:number-columns-spanned="2" office:value-type="string">
            <text:p text:style-name="P15"><text:user-field-get text:name="py3o.line.roll_call_date">Mon 1-1-16</text:user-field-get></text:p>
          </table:table-cell>
          <table:covered-table-cell/>
          <table:table-cell table:style-name="Table1.A3" office:value-type="string">
            <text:p text:style-name="P14"><text:user-field-get text:name="py3o.line.start_time">7:00 AM</text:user-field-get></text:p>
          </table:table-cell>
          <table:table-cell table:style-name="Table1.A3" office:value-type="string">
            <text:p text:style-name="P12"><text:user-field-get text:name="py3o.line.ending_time">3:30 PM</text:user-field-get></text:p>
          </table:table-cell>
          <table:table-cell table:style-name="Table1.A3" office:value-type="string">
            <text:p text:style-name="P12"><text:user-field-get text:name="py3o.line.hrs_today">7 Hr 50 Min</text:user-field-get></text:p>
          </table:table-cell>
          <table:table-cell table:style-name="Table1.A3" office:value-type="string">
            <text:p text:style-name="P12"><text:user-field-get text:name="py3o.line.time_out">1 Hr 10 Min</text:user-field-get></text:p>
          </table:table-cell>
          <table:table-cell table:style-name="Table1.G3" office:value-type="string">
            <text:p text:style-name="P17"><text:user-field-get text:name="py3o.line.over_eight">0 Hr 0 Min</text:user-field-get></text:p>
          </table:table-cell>
        </table:table-row>
        <table:table-row table:style-name="Table1.4">
          <table:table-cell table:style-name="Table1.A4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table-cell table:style-name="Table1.A4" table:number-columns-spanned="2" office:value-type="string">
            <text:p text:style-name="P16"/>
          </table:table-cell>
          <table:covered-table-cell/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3ec538"/>
    </style:style>
    <style:style style:name="MP2" style:family="paragraph" style:parent-style-name="Frame_20_contents">
      <style:paragraph-properties fo:text-align="center" style:justify-single-word="false"/>
      <style:text-properties style:font-name="URW Chancery L" fo:font-size="18pt" fo:font-style="normal" fo:font-weight="bold" officeooo:rsid="00408519" officeooo:paragraph-rsid="00408519" style:font-size-asian="18pt" style:font-style-asian="normal" style:font-weight-asian="bold" style:font-size-complex="18pt" style:font-style-complex="normal" style:font-weight-complex="bold"/>
    </style:style>
    <style:style style:name="MP3" style:family="paragraph" style:parent-style-name="Frame_20_contents">
      <style:paragraph-properties fo:text-align="center" style:justify-single-word="false"/>
      <style:text-properties officeooo:rsid="00408519" officeooo:paragraph-rsid="00408519"/>
    </style:style>
    <style:style style:name="MP4" style:family="paragraph" style:parent-style-name="Standard">
      <style:paragraph-properties fo:text-align="end" style:justify-single-word="false"/>
      <style:text-properties fo:font-size="18pt" fo:font-weight="bold" officeooo:rsid="004a24a4" officeooo:paragraph-rsid="003ec538" style:font-size-asian="18pt" style:font-weight-asian="bold" style:font-size-complex="18pt" style:font-weight-complex="bold"/>
    </style:style>
    <style:style style:name="MP5" style:family="paragraph" style:parent-style-name="Subtitle">
      <style:paragraph-properties fo:text-align="start" style:justify-single-word="false"/>
      <style:text-properties officeooo:paragraph-rsid="004da5fa"/>
    </style:style>
    <style:style style:name="MP6" style:family="paragraph" style:parent-style-name="Text_20_body">
      <style:paragraph-properties fo:text-align="start" style:justify-single-word="false"/>
      <style:text-properties officeooo:paragraph-rsid="004da5fa"/>
    </style:style>
    <style:style style:name="MP7" style:family="paragraph" style:parent-style-name="Standard">
      <style:text-properties officeooo:paragraph-rsid="003ec538"/>
    </style:style>
    <style:style style:name="MP8" style:family="paragraph" style:parent-style-name="Standard">
      <style:text-properties fo:font-weight="bold" officeooo:rsid="004a24a4" officeooo:paragraph-rsid="003ec538" style:font-weight-asian="bold" style:font-weight-complex="bold"/>
    </style:style>
    <style:style style:name="MT1" style:family="text">
      <style:text-properties fo:font-size="18pt" fo:font-weight="bold" officeooo:rsid="007c0b0a" style:font-size-asian="18pt" style:font-weight-asian="bold" style:font-size-complex="18pt" style:font-weight-complex="bold"/>
    </style:style>
    <style:style style:name="MT2" style:family="text">
      <style:text-properties fo:font-size="18pt" fo:font-weight="bold" officeooo:rsid="0068c572" style:font-size-asian="18pt" style:font-weight-asian="bold" style:font-size-complex="18pt" style:font-weight-complex="bold"/>
    </style:style>
    <style:style style:name="MT3" style:family="text">
      <style:text-properties officeooo:rsid="0055f132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ustomer City" text:name="py3o.contact.city"/>
          <text:user-field-decl office:value-type="string" office:string-value="Customer Name" text:name="py3o.contact.name"/>
          <text:user-field-decl office:value-type="string" office:string-value="Customer Phone" text:name="py3o.contact.phone"/>
          <text:user-field-decl office:value-type="string" office:string-value="Customer State" text:name="py3o.contact.state"/>
          <text:user-field-decl office:value-type="string" office:string-value="Customer Street" text:name="py3o.contact.street"/>
          <text:user-field-decl office:value-type="string" office:string-value="Customer Zip" text:name="py3o.contact.zip"/>
          <text:user-field-decl office:value-type="string" office:string-value="1-7-16" text:name="py3o.pp_info.ppd_end"/>
        </text:user-field-decls>
        <text:p text:style-name="MP1"><draw:frame draw:style-name="Mfr1" draw:name="Frame1" text:anchor-type="paragraph" svg:x="0.0098in" svg:y="0.0402in" svg:width="2.3543in" svg:height="1.5256in" draw:z-index="1"><draw:text-box><text:p text:style-name="MP2"><text:user-field-get text:name="py3o.company.name">Company Name</text:user-field-get></text:p><text:p text:style-name="MP3"><text:user-field-get text:name="py3o.company.street">Company Street</text:user-field-get></text:p><text:p text:style-name="MP3"><text:user-field-get text:name="py3o.company.city">Elkton</text:user-field-get> <text:user-field-get text:name="py3o.company.state">KY</text:user-field-get> <text:user-field-get text:name="py3o.company.zip">42266</text:user-field-get></text:p><text:p text:style-name="MP3"><text:user-field-get text:name="py3o.company.phone">1-270-886-5690</text:user-field-get></text:p></draw:text-box></draw:frame><text:span text:style-name="MT1">Time Card</text:span><text:span text:style-name="MT2"> for time ending</text:span></text:p>
        <text:p text:style-name="MP1"/>
        <text:p text:style-name="MP4"><text:user-field-get text:name="py3o.pp_info.ppd_end">1-7-16</text:user-field-get></text:p>
        <text:p text:style-name="MP5"/>
        <text:p text:style-name="MP6"/>
        <text:p text:style-name="MP6"/>
        <text:p text:style-name="MP7"><text:user-field-get text:name="py3o.contact.name">Customer Name</text:user-field-get></text:p>
        <text:p text:style-name="MP7"><text:user-field-get text:name="py3o.contact.street">Customer Street</text:user-field-get></text:p>
        <text:p text:style-name="MP7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text:p text:style-name="MP7"><text:user-field-get text:name="py3o.contact.phone">Customer Phone</text:user-field-get></text:p>
        <text:p text:style-name="MP7"/>
        <text:p text:style-name="MP8"/>
      </style:header>
      <style:footer>
        <text:p text:style-name="Footer"><text:page-number text:select-page="current">1</text:page-number> <text:span text:style-name="MT3">Of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Florent Aide</meta:initial-creator>
    <meta:creation-date>2010-09-07T17:55:48</meta:creation-date>
    <dc:date>2020-03-10T05:42:39.165038614</dc:date>
    <dc:language>en-GB</dc:language>
    <meta:editing-cycles>109</meta:editing-cycles>
    <meta:editing-duration>P3DT15H43M38S</meta:editing-duration>
    <dc:creator>Eli &amp; Esther Sauder</dc:creator>
    <meta:printed-by>Eli Sauder</meta:printed-by>
    <meta:print-date>2016-12-07T20:18:09.700110711</meta:print-date>
    <meta:document-statistic meta:table-count="1" meta:image-count="0" meta:object-count="0" meta:page-count="1" meta:paragraph-count="29" meta:word-count="91" meta:character-count="458" meta:non-whitespace-character-count="395"/>
    <meta:user-defined meta:name="Info 1"/>
    <meta:user-defined meta:name="Info 2"/>
    <meta:user-defined meta:name="Info 3"/>
    <meta:user-defined meta:name="Info 4"/>
  </office:meta>
</office:document-meta>
</file>